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0.8pt"/>
    </style:style>
    <style:style style:name="ro1" style:family="table-row">
      <style:table-row-properties style:row-height="78.41pt" fo:break-before="auto" style:use-optimal-row-height="false"/>
    </style:style>
    <style:style style:name="ro2" style:family="table-row">
      <style:table-row-properties style:row-height="98.65pt" fo:break-before="auto" style:use-optimal-row-height="false"/>
    </style:style>
    <style:style style:name="ro3" style:family="table-row">
      <style:table-row-properties style:row-height="56.01pt" fo:break-before="auto" style:use-optimal-row-height="false"/>
    </style:style>
    <style:style style:name="ro4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pt"/>
      <style:text-properties fo:color="#000000" fo:font-weight="bold" style:font-weight-asian="bold" style:font-weight-complex="bold"/>
    </style:style>
    <style:style style:name="ce2" style:family="table-cell" style:parent-style-name="Default" style:data-style-name="N100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6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pt"/>
      <style:text-properties fo:color="#000000" style:text-outline="false" style:text-line-through-style="none" style:text-line-through-typ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pt"/>
      <style:text-properties fo:color="#000000" style:text-outline="false" style:text-line-through-style="none" style:text-line-through-typ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motivations_fixed" table:style-name="ta1">
        <table:table-column table:style-name="co1" table:number-columns-repeated="1024" table:default-cell-style-name="ce5"/>
        <table:table-row table:style-name="ro1">
          <table:table-cell table:style-name="ce1" office:value-type="string" calcext:value-type="string">
            <text:p>Userprofile/robotprofile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MnD</text:p>
          </table:table-cell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MD</text:p>
          </table:table-cell>
          <table:table-cell table:style-name="ce8" office:value-type="string" calcext:value-type="string">
            <text:p>FD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FEng</text:p>
          </table:table-cell>
          <table:table-cell table:style-name="ce6" office:value-type="string" calcext:value-type="string">
            <text:p>None:36.4</text:p>
            <text:p>Socialise:0</text:p>
            <text:p>Rest:42.1</text:p>
            <text:p>Play:21.5</text:p>
          </table:table-cell>
          <table:table-cell table:style-name="ce6" office:value-type="string" calcext:value-type="string">
            <text:p>None:35.9</text:p>
            <text:p>Socialise:0</text:p>
            <text:p>Rest:41.9</text:p>
            <text:p>Play:22.2</text:p>
          </table:table-cell>
          <table:table-cell table:style-name="ce6" office:value-type="string" calcext:value-type="string">
            <text:p>None:36.8</text:p>
            <text:p>Socialise:0</text:p>
            <text:p>Rest:41.5</text:p>
            <text:p>Play:21.7</text:p>
          </table:table-cell>
          <table:table-cell table:style-name="ce6" office:value-type="string" calcext:value-type="string">
            <text:p>None:36.4</text:p>
            <text:p>Socialise:0</text:p>
            <text:p>Rest:41.9</text:p>
            <text:p>Play:21.7</text:p>
          </table:table-cell>
          <table:table-cell table:style-name="ce6" office:value-type="string" calcext:value-type="string">
            <text:p>None:36</text:p>
            <text:p>Socialise:0</text:p>
            <text:p>Rest:42.2</text:p>
            <text:p>Play:21.8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TEng</text:p>
          </table:table-cell>
          <table:table-cell table:style-name="ce6" office:value-type="string" calcext:value-type="string">
            <text:p>None:42.4</text:p>
            <text:p>Socialise:0</text:p>
            <text:p>Rest:40.6</text:p>
            <text:p>Play:16.9</text:p>
          </table:table-cell>
          <table:table-cell table:style-name="ce6" office:value-type="string" calcext:value-type="string">
            <text:p>None:42.4</text:p>
            <text:p>Socialise:0</text:p>
            <text:p>Rest:40.7</text:p>
            <text:p>Play:17</text:p>
          </table:table-cell>
          <table:table-cell table:style-name="ce6" office:value-type="string" calcext:value-type="string">
            <text:p>None:43.5</text:p>
            <text:p>Socialise:0</text:p>
            <text:p>Rest:40.2</text:p>
            <text:p>Play:16.2</text:p>
          </table:table-cell>
          <table:table-cell table:style-name="ce6" office:value-type="string" calcext:value-type="string">
            <text:p>None:43.1</text:p>
            <text:p>Socialise:0</text:p>
            <text:p>Rest:39.4</text:p>
            <text:p>Play:17.4</text:p>
          </table:table-cell>
          <table:table-cell table:style-name="ce6" office:value-type="string" calcext:value-type="string">
            <text:p>None:42.2</text:p>
            <text:p>Socialise:0</text:p>
            <text:p>Rest:40.5</text:p>
            <text:p>Play:17.3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GEng</text:p>
          </table:table-cell>
          <table:table-cell table:style-name="ce6" office:value-type="string" calcext:value-type="string">
            <text:p>None:7.2</text:p>
            <text:p>Socialise:19.8</text:p>
            <text:p>Rest:48.2</text:p>
            <text:p>Play:24.9</text:p>
          </table:table-cell>
          <table:table-cell table:style-name="ce6" office:value-type="string" calcext:value-type="string">
            <text:p>None:6.5</text:p>
            <text:p>Socialise:20.4</text:p>
            <text:p>Rest:47.9</text:p>
            <text:p>Play:25.3</text:p>
          </table:table-cell>
          <table:table-cell table:style-name="ce6" office:value-type="string" calcext:value-type="string">
            <text:p>None:6.3</text:p>
            <text:p>Socialise:20.6</text:p>
            <text:p>Rest:48.3</text:p>
            <text:p>Play:24.8</text:p>
          </table:table-cell>
          <table:table-cell table:style-name="ce6" office:value-type="string" calcext:value-type="string">
            <text:p>None:5.4</text:p>
            <text:p>Socialise:21</text:p>
            <text:p>Rest:49.1</text:p>
            <text:p>Play:24.5</text:p>
          </table:table-cell>
          <table:table-cell table:style-name="ce6" office:value-type="string" calcext:value-type="string">
            <text:p>None:4</text:p>
            <text:p>Socialise:20.9</text:p>
            <text:p>Rest:50.3</text:p>
            <text:p>Play:24.7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NU</text:p>
          </table:table-cell>
          <table:table-cell table:style-name="ce6" office:value-type="string" calcext:value-type="string">
            <text:p>None:9</text:p>
            <text:p>Socialise:24.7</text:p>
            <text:p>Rest:48.7</text:p>
            <text:p>Play:17.6</text:p>
          </table:table-cell>
          <table:table-cell table:style-name="ce6" office:value-type="string" calcext:value-type="string">
            <text:p>None:8.4</text:p>
            <text:p>Socialise:24.2</text:p>
            <text:p>Rest:49</text:p>
            <text:p>Play:18.4</text:p>
          </table:table-cell>
          <table:table-cell table:style-name="ce6" office:value-type="string" calcext:value-type="string">
            <text:p>None:7.8</text:p>
            <text:p>Socialise:26.2</text:p>
            <text:p>Rest:49</text:p>
            <text:p>Play:17</text:p>
          </table:table-cell>
          <table:table-cell table:style-name="ce6" office:value-type="string" calcext:value-type="string">
            <text:p>None:5.7</text:p>
            <text:p>Socialise:26</text:p>
            <text:p>Rest:49.6</text:p>
            <text:p>Play:18.7</text:p>
          </table:table-cell>
          <table:table-cell table:style-name="ce6" office:value-type="string" calcext:value-type="string">
            <text:p>None:2.3</text:p>
            <text:p>Socialise:27.3</text:p>
            <text:p>Rest:51.9</text:p>
            <text:p>Play:18.5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DwT</text:p>
          </table:table-cell>
          <table:table-cell table:style-name="ce6" office:value-type="string" calcext:value-type="string">
            <text:p>None:1.5</text:p>
            <text:p>Socialise:29.9</text:p>
            <text:p>Rest:49.4</text:p>
            <text:p>Play:19.2</text:p>
          </table:table-cell>
          <table:table-cell table:style-name="ce6" office:value-type="string" calcext:value-type="string">
            <text:p>None:0.3</text:p>
            <text:p>Socialise:25</text:p>
            <text:p>Rest:49</text:p>
            <text:p>Play:25.7</text:p>
          </table:table-cell>
          <table:table-cell table:style-name="ce6" office:value-type="string" calcext:value-type="string">
            <text:p>None:0.4</text:p>
            <text:p>Socialise:29.6</text:p>
            <text:p>Rest:50.6</text:p>
            <text:p>Play:19.5</text:p>
          </table:table-cell>
          <table:table-cell table:style-name="ce6" office:value-type="string" calcext:value-type="string">
            <text:p>None:0.4</text:p>
            <text:p>Socialise:29.4</text:p>
            <text:p>Rest:50.5</text:p>
            <text:p>Play:19.7</text:p>
          </table:table-cell>
          <table:table-cell table:style-name="ce6" office:value-type="string" calcext:value-type="string">
            <text:p>None:0.4</text:p>
            <text:p>Socialise:33.7</text:p>
            <text:p>Rest:50</text:p>
            <text:p>Play:15.9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DwG</text:p>
          </table:table-cell>
          <table:table-cell table:style-name="ce7" office:value-type="string" calcext:value-type="string">
            <text:p>None:0.4</text:p>
            <text:p>Socialise:34.9</text:p>
            <text:p>Rest:44.2</text:p>
            <text:p>Play:20.6</text:p>
          </table:table-cell>
          <table:table-cell table:style-name="ce7" office:value-type="string" calcext:value-type="string">
            <text:p>None:0.4</text:p>
            <text:p>Socialise:34</text:p>
            <text:p>Rest:44.7</text:p>
            <text:p>Play:20.9</text:p>
          </table:table-cell>
          <table:table-cell table:style-name="ce7" office:value-type="string" calcext:value-type="string">
            <text:p>None:0.4</text:p>
            <text:p>Socialise:34.5</text:p>
            <text:p>Rest:45.3</text:p>
            <text:p>Play:19.8</text:p>
          </table:table-cell>
          <table:table-cell table:style-name="ce6" office:value-type="string" calcext:value-type="string">
            <text:p>None:0.4</text:p>
            <text:p>Socialise:36.2</text:p>
            <text:p>Rest:45.5</text:p>
            <text:p>Play:18</text:p>
          </table:table-cell>
          <table:table-cell table:style-name="ce6" office:value-type="string" calcext:value-type="string">
            <text:p>None:0.4</text:p>
            <text:p>Socialise:33.3</text:p>
            <text:p>Rest:44.7</text:p>
            <text:p>Play:21.6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FDis</text:p>
          </table:table-cell>
          <table:table-cell table:style-name="ce6" office:value-type="string" calcext:value-type="string">
            <text:p>None:0.3</text:p>
            <text:p>Socialise:34.2</text:p>
            <text:p>Rest:43.7</text:p>
            <text:p>Play:21.8</text:p>
          </table:table-cell>
          <table:table-cell table:style-name="ce6" office:value-type="string" calcext:value-type="string">
            <text:p>None:0.3</text:p>
            <text:p>Socialise:36</text:p>
            <text:p>Rest:44</text:p>
            <text:p>Play:19.6</text:p>
          </table:table-cell>
          <table:table-cell table:style-name="ce6" office:value-type="string" calcext:value-type="string">
            <text:p>None:0.3</text:p>
            <text:p>Socialise:35</text:p>
            <text:p>Rest:44.3</text:p>
            <text:p>Play:20.3</text:p>
          </table:table-cell>
          <table:table-cell table:style-name="ce6" office:value-type="string" calcext:value-type="string">
            <text:p>None:0.3</text:p>
            <text:p>Socialise:35</text:p>
            <text:p>Rest:44.1</text:p>
            <text:p>Play:21</text:p>
          </table:table-cell>
          <table:table-cell table:style-name="ce7" office:value-type="string" calcext:value-type="string">
            <text:p>None:0.3</text:p>
            <text:p>Socialise:34.9</text:p>
            <text:p>Rest:50</text:p>
            <text:p>Play:20.7</text:p>
          </table:table-cell>
          <table:table-cell table:number-columns-repeated="1018"/>
        </table:table-row>
        <table:table-row table:style-name="ro3" table:number-rows-repeated="104856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otivations_adapted" table:style-name="ta1">
        <table:table-column table:style-name="co1" table:number-columns-repeated="1020" table:default-cell-style-name="ce5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Userprofile/robotprofile</text:p>
          </table:table-cell>
          <table:table-cell table:style-name="ce2" office:value-type="string" calcext:value-type="string">
            <text:p>0.00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Eng</text:p>
          </table:table-cell>
          <table:table-cell table:style-name="ce6" office:value-type="string" calcext:value-type="string">
            <text:p>None:37</text:p>
            <text:p>Socialise:0</text:p>
            <text:p>Rest:41.7</text:p>
            <text:p>Play:21.3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TEng</text:p>
          </table:table-cell>
          <table:table-cell table:style-name="ce6" office:value-type="string" calcext:value-type="string">
            <text:p>None:42.6</text:p>
            <text:p>Socialise:0</text:p>
            <text:p>Rest:40.8</text:p>
            <text:p>Play:16.6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GEng</text:p>
          </table:table-cell>
          <table:table-cell table:style-name="ce6" office:value-type="string" calcext:value-type="string">
            <text:p>None:7.5</text:p>
            <text:p>Socialise:19.8</text:p>
            <text:p>Rest:48.1</text:p>
            <text:p>Play:24.6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NU</text:p>
          </table:table-cell>
          <table:table-cell table:style-name="ce6" office:value-type="string" calcext:value-type="string">
            <text:p>None:12.4</text:p>
            <text:p>Socialise:21.8</text:p>
            <text:p>Rest:47.9</text:p>
            <text:p>Play:17.9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wT</text:p>
          </table:table-cell>
          <table:table-cell table:style-name="ce6" office:value-type="string" calcext:value-type="string">
            <text:p>None:4.3</text:p>
            <text:p>Socialise:28.5</text:p>
            <text:p>Rest:48.7</text:p>
            <text:p>Play:18.3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wG</text:p>
          </table:table-cell>
          <table:table-cell table:style-name="ce7" office:value-type="string" calcext:value-type="string">
            <text:p>None:0.3</text:p>
            <text:p>Socialise:37.2</text:p>
            <text:p>Rest:44.7</text:p>
            <text:p>Play:17.8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FDis</text:p>
          </table:table-cell>
          <table:table-cell table:style-name="ce6" office:value-type="string" calcext:value-type="string">
            <text:p>None:0.3</text:p>
            <text:p>Socialise:37.7</text:p>
            <text:p>Rest:44.3</text:p>
            <text:p>Play:17.7</text:p>
          </table:table-cell>
          <table:table-cell table:number-columns-repeated="1022"/>
        </table:table-row>
        <table:table-row table:style-name="ro3" table:number-rows-repeated="104856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otivations_real_fixed" table:style-name="ta1">
        <table:table-column table:style-name="co1" table:number-columns-repeated="1020" table:default-cell-style-name="ce5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Userprofile/robotprofile</text:p>
          </table:table-cell>
          <table:table-cell table:style-name="ce2" office:value-type="string" calcext:value-type="string">
            <text:p>MnD</text:p>
          </table:table-cell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MD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Eng</text:p>
          </table:table-cell>
          <table:table-cell table:style-name="ce6" office:value-type="string" calcext:value-type="string">
            <text:p>None:12.2</text:p>
            <text:p>Socialise:2.7</text:p>
            <text:p>Rest:42.1</text:p>
            <text:p>Play:43</text:p>
          </table:table-cell>
          <table:table-cell table:style-name="ce6" office:value-type="string" calcext:value-type="string">
            <text:p>None:7.4</text:p>
            <text:p>Socialise:0.7</text:p>
            <text:p>Rest:39.3</text:p>
            <text:p>Play:52.5</text:p>
          </table:table-cell>
          <table:table-cell table:style-name="ce6" office:value-type="string" calcext:value-type="string">
            <text:p>None:12.3</text:p>
            <text:p>Socialise:0</text:p>
            <text:p>Rest:46</text:p>
            <text:p>Play:41.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NU</text:p>
          </table:table-cell>
          <table:table-cell table:style-name="ce6" office:value-type="string" calcext:value-type="string">
            <text:p>None:6</text:p>
            <text:p>Socialise:12.6</text:p>
            <text:p>Rest:29.3</text:p>
            <text:p>Play:52.1</text:p>
          </table:table-cell>
          <table:table-cell table:style-name="ce6" office:value-type="string" calcext:value-type="string">
            <text:p>None:6.9</text:p>
            <text:p>Socialise:8.2</text:p>
            <text:p>Rest:44.5</text:p>
            <text:p>Play:40.4</text:p>
          </table:table-cell>
          <table:table-cell table:style-name="ce6" office:value-type="string" calcext:value-type="string">
            <text:p>None:5.9</text:p>
            <text:p>Socialise:16.6</text:p>
            <text:p>Rest:46.5</text:p>
            <text:p>Play:31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FDis</text:p>
          </table:table-cell>
          <table:table-cell table:style-name="ce6" office:value-type="string" calcext:value-type="string">
            <text:p>None:5.9</text:p>
            <text:p>Socialise:26.2</text:p>
            <text:p>Rest:38.4</text:p>
            <text:p>Play:29.5</text:p>
          </table:table-cell>
          <table:table-cell table:style-name="ce6" office:value-type="string" calcext:value-type="string">
            <text:p>None:6.4</text:p>
            <text:p>Socialise:17.6</text:p>
            <text:p>Rest:28</text:p>
            <text:p>Play:48</text:p>
          </table:table-cell>
          <table:table-cell table:style-name="ce6" office:value-type="string" calcext:value-type="string">
            <text:p>None:5.9</text:p>
            <text:p>Socialise:21.2</text:p>
            <text:p>Rest:38</text:p>
            <text:p>Play:35</text:p>
          </table:table-cell>
          <table:table-cell table:number-columns-repeated="1020"/>
        </table:table-row>
        <table:table-row table:style-name="ro3" table:number-rows-repeated="1048567">
          <table:table-cell table:number-columns-repeated="1024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otivations_real_adapted" table:style-name="ta1">
        <table:table-column table:style-name="co1" table:number-columns-repeated="1018" table:default-cell-style-name="ce5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Userprofile/robotprofile</text:p>
          </table:table-cell>
          <table:table-cell table:style-name="ce2" office:value-type="string" calcext:value-type="string">
            <text:p>0.00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Eng</text:p>
          </table:table-cell>
          <table:table-cell table:style-name="ce6" office:value-type="string" calcext:value-type="string">
            <text:p>None:8.2</text:p>
            <text:p>Socialise:2.7</text:p>
            <text:p>Rest:43.4</text:p>
            <text:p>Play:45.6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NU</text:p>
          </table:table-cell>
          <table:table-cell table:style-name="ce6" office:value-type="string" calcext:value-type="string">
            <text:p>None:3.8</text:p>
            <text:p>Socialise:7.7</text:p>
            <text:p>Rest:41.3</text:p>
            <text:p>Play:47.2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FDis</text:p>
          </table:table-cell>
          <table:table-cell table:style-name="ce6" office:value-type="string" calcext:value-type="string">
            <text:p>None:3.3</text:p>
            <text:p>Socialise:29.1</text:p>
            <text:p>Rest:39.1</text:p>
            <text:p>Play:28.4</text:p>
          </table:table-cell>
          <table:table-cell table:number-columns-repeated="1022"/>
        </table:table-row>
        <table:table-row table:style-name="ro3" table:number-rows-repeated="1048567">
          <table:table-cell table:number-columns-repeated="1024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7">00/00/0000</text:date>, <text:time style:data-style-name="N2" text:time-value="18:17:18.3013675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7T14:45:03.116772662</meta:creation-date>
    <dc:date>2020-06-27T18:18:15.286398679</dc:date>
    <meta:editing-duration>PT2H5M54S</meta:editing-duration>
    <meta:editing-cycles>27</meta:editing-cycles>
    <meta:generator>LibreOffice/5.1.6.2$Linux_X86_64 LibreOffice_project/10m0$Build-2</meta:generator>
    <meta:document-statistic meta:table-count="4" meta:cell-count="88" meta:object-count="0"/>
  </office:meta>
</office:document-meta>
</file>